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632cm" fo:min-width="3.108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251cm" fo:min-width="7.722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5cm" fo:min-width="11.75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01cm" fo:min-width="3.83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1.626c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1.5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302cm" fo:min-width="1.088cm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01cm" fo:min-width="1.782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="Стили_20_стрелок_20_3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Стили_20_стрелок_20_4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Стили_20_стрелок_20_5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Стили_20_стрелок_20_6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Стили_20_стрелок_20_9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loext:decorative="false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252cm" draw:marker-end="Стили_20_стрелок_20_10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svg:stroke-width="0.035cm" svg:stroke-color="#000000" draw:marker-start-width="0.252cm" draw:marker-end="Стили_20_стрелок_20_11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0" style:family="graphic" style:parent-style-name="objectwithoutfill">
      <style:graphic-properties svg:stroke-width="0.035cm" svg:stroke-color="#000000" draw:marker-start-width="0.252cm" draw:marker-end="Стили_20_стрелок_20_1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="Стили_20_стрелок_20_13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svg:stroke-width="0.035cm" svg:stroke-color="#000000" draw:marker-start-width="0.252cm" draw:marker-end="Стили_20_стрелок_20_14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3" style:family="graphic" style:parent-style-name="objectwithoutfill">
      <style:graphic-properties svg:stroke-width="0.035cm" svg:stroke-color="#000000" draw:marker-start-width="0.252cm" draw:marker-end="Стили_20_стрелок_20_15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1.5cm" fo:padding-top="0.142cm" fo:padding-bottom="0.142cm" fo:padding-left="0.267cm" fo:padding-right="0.267cm" loext:decorative="false"/>
      <style:paragraph-properties style:writing-mode="lr-tb"/>
    </style:style>
    <style:style style:name="gr25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5cm" fo:padding-top="0.142cm" fo:padding-bottom="0.142cm" fo:padding-left="0.267cm" fo:padding-right="0.267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86cm" fo:min-width="1.264cm" fo:padding-top="0.142cm" fo:padding-bottom="0.142cm" fo:padding-left="0.267cm" fo:padding-right="0.267cm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5cm" fo:padding-top="0.142cm" fo:padding-bottom="0.142cm" fo:padding-left="0.267cm" fo:padding-right="0.267cm" loext:decorative="false"/>
      <style:paragraph-properties style:writing-mode="lr-tb"/>
    </style:style>
    <style:style style:name="gr28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376cm" fo:padding-top="0.142cm" fo:padding-bottom="0.142cm" fo:padding-left="0.267cm" fo:padding-right="0.267cm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loext:decorative="false"/>
      <style:paragraph-properties style:writing-mode="lr-tb"/>
    </style:style>
    <style:style style:name="gr33" style:family="graphic" style:parent-style-name="objectwithoutfill">
      <style:graphic-properties svg:stroke-width="0.035cm" svg:stroke-color="#000000" draw:marker-start-width="0.252cm" draw:marker-end="Стили_20_стрелок_20_16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34" style:family="graphic" style:parent-style-name="objectwithoutfill">
      <style:graphic-properties svg:stroke-width="0.035cm" svg:stroke-color="#000000" draw:marker-start-width="0.252cm" draw:marker-end="Стили_20_стрелок_20_17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35" style:family="graphic" style:parent-style-name="objectwithoutfill">
      <style:graphic-properties svg:stroke-width="0.035cm" svg:stroke-color="#000000" draw:marker-start-width="0.252cm" draw:marker-end="Стили_20_стрелок_20_18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36" style:family="graphic" style:parent-style-name="objectwithoutfill">
      <style:graphic-properties svg:stroke-width="0.035cm" svg:stroke-color="#000000" draw:marker-start-width="0.252cm" draw:marker-end="Стили_20_стрелок_20_19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svg:stroke-color="#000000" draw:marker-start-width="0.252cm" draw:marker-end="Стили_20_стрелок_20_20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38" style:family="graphic" style:parent-style-name="objectwithoutfill">
      <style:graphic-properties svg:stroke-width="0.035cm" svg:stroke-color="#000000" draw:marker-start-width="0.252cm" draw:marker-end="Стили_20_стрелок_20_21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39" style:family="graphic" style:parent-style-name="objectwithoutfill">
      <style:graphic-properties svg:stroke-width="0.035cm" svg:stroke-color="#000000" draw:marker-start-width="0.252cm" draw:marker-end="Стили_20_стрелок_20_2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0" style:family="graphic" style:parent-style-name="objectwithoutfill">
      <style:graphic-properties svg:stroke-width="0.035cm" svg:stroke-color="#000000" draw:marker-start-width="0.252cm" draw:marker-end="Стили_20_стрелок_20_23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1" style:family="graphic" style:parent-style-name="objectwithoutfill">
      <style:graphic-properties svg:stroke-width="0.035cm" svg:stroke-color="#000000" draw:marker-start-width="0.252cm" draw:marker-end="Стили_20_стрелок_20_24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2" style:family="graphic" style:parent-style-name="objectwithoutfill">
      <style:graphic-properties svg:stroke-width="0.035cm" svg:stroke-color="#000000" draw:marker-start-width="0.252cm" draw:marker-end="Стили_20_стрелок_20_25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3" style:family="graphic" style:parent-style-name="objectwithoutfill">
      <style:graphic-properties svg:stroke-width="0.035cm" svg:stroke-color="#000000" draw:marker-start-width="0.252cm" draw:marker-end="Стили_20_стрелок_20_27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4" style:family="graphic" style:parent-style-name="objectwithoutfill">
      <style:graphic-properties svg:stroke-width="0.035cm" svg:stroke-color="#000000" draw:marker-start-width="0.252cm" draw:marker-end="Стили_20_стрелок_20_28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3.5cm" fo:min-width="9cm" fo:padding-top="0.142cm" fo:padding-bottom="0.142cm" fo:padding-left="0.267cm" fo:padding-right="0.267cm" loext:decorative="false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3.601cm" fo:min-width="3.454cm" fo:padding-top="0.142cm" fo:padding-bottom="0.142cm" fo:padding-left="0.267cm" fo:padding-right="0.267cm" loext:decorative="false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598cm" fo:min-width="4.236cm" fo:padding-top="0.142cm" fo:padding-bottom="0.142cm" fo:padding-left="0.267cm" fo:padding-right="0.267cm" loext:decorative="false"/>
      <style:paragraph-properties style:writing-mode="lr-tb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162cm" fo:min-width="1.44cm" fo:padding-top="0.142cm" fo:padding-bottom="0.142cm" fo:padding-left="0.267cm" fo:padding-right="0.267cm" loext:decorative="false"/>
      <style:paragraph-properties style:writing-mode="lr-tb"/>
    </style:style>
    <style:style style:name="gr49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376cm" fo:padding-top="0.142cm" fo:padding-bottom="0.142cm" fo:padding-left="0.267cm" fo:padding-right="0.267cm" loext:decorative="false"/>
      <style:paragraph-properties style:writing-mode="lr-tb"/>
    </style:style>
    <style:style style:name="gr50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76cm" fo:min-width="1.376cm" fo:padding-top="0.142cm" fo:padding-bottom="0.142cm" fo:padding-left="0.267cm" fo:padding-right="0.267cm" loext:decorative="false"/>
      <style:paragraph-properties style:writing-mode="lr-tb"/>
    </style:style>
    <style:style style:name="gr51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5cm" fo:min-width="3.5cm" fo:padding-top="0.142cm" fo:padding-bottom="0.142cm" fo:padding-left="0.267cm" fo:padding-right="0.267cm" loext:decorative="false"/>
      <style:paragraph-properties style:writing-mode="lr-tb"/>
    </style:style>
    <style:style style:name="gr53" style:family="graphic" style:parent-style-name="objectwithoutfill">
      <style:graphic-properties svg:stroke-width="0.035cm" svg:stroke-color="#000000" draw:marker-start-width="0.252cm" draw:marker-end="Стили_20_стрелок_20_29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54" style:family="graphic" style:parent-style-name="objectwithoutfill">
      <style:graphic-properties svg:stroke-width="0.035cm" svg:stroke-color="#000000" draw:marker-start-width="0.252cm" draw:marker-end="Стили_20_стрелок_20_30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55" style:family="graphic" style:parent-style-name="objectwithoutfill">
      <style:graphic-properties svg:stroke-width="0.035cm" svg:stroke-color="#000000" draw:marker-start-width="0.252cm" draw:marker-end="Стили_20_стрелок_20_3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56" style:family="graphic" style:parent-style-name="objectwithoutfill">
      <style:graphic-properties svg:stroke-width="0.035cm" svg:stroke-color="#000000" draw:marker-start-width="0.252cm" draw:marker-end="Стили_20_стрелок_20_33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57" style:family="graphic" style:parent-style-name="objectwithoutfill">
      <style:graphic-properties svg:stroke-width="0.035cm" svg:stroke-color="#000000" draw:marker-start-width="0.252cm" draw:marker-end="Стили_20_стрелок_20_34" draw:marker-end-width="0.352cm" draw:fill="none" draw:textarea-vertical-align="middle" fo:padding-top="0.142cm" fo:padding-bottom="0.142cm" fo:padding-left="0.267cm" fo:padding-right="0.267cm" loext:decorative="false"/>
    </style:style>
    <style:style style:name="gr58" style:family="graphic" style:parent-style-name="objectwithoutfill">
      <style:graphic-properties svg:stroke-width="0.035cm" svg:stroke-color="#000000" draw:marker-start-width="0.252cm" draw:marker-end="Стили_20_стрелок_20_35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25cm" svg:x="9.125cm" svg:y="1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10.75cm" svg:height="2.5cm" svg:x="5.75cm" svg:y="4.5cm">
          <text:p text:style-name="P1">p1=rnd.Norman()</text:p>
          <text:p text:style-name="P3"><text:span text:style-name="T1">p2=rnd.Norman()</text:span></text:p>
          <text:p text:style-name="P3"><text:span text:style-name="T1">p3=rnd.Norman()</text:span></text:p>
          <text:p text:style-name="P3"><text:span text:style-name="T1">p4=rnd.Norman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4" draw:id="id4" draw:layer="layout" svg:width="12.25cm" svg:height="2.75cm" svg:x="5cm" svg:y="7.75cm">
          <text:p text:style-name="P1">count_0_hits = 0</text:p>
          <text:p text:style-name="P1">count_1_hit = 0</text:p>
          <text:p text:style-name="P1">count_2_hits = 0</text:p>
          <text:p text:style-name="P1">count_3_hits = 0</text:p>
          <text:p text:style-name="P1">count_4_hits = 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xml:id="id5" draw:id="id5" draw:layer="layout" svg:width="7.25cm" svg:height="1.75cm" svg:x="7.5cm" svg:y="11.75cm">
          <text:p text:style-name="P1">i = 0, i &lt; experements, i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" xml:id="id6" draw:id="id6" draw:layer="layout" svg:width="4cm" svg:height="1cm" svg:x="9.125cm" svg:y="14.5cm">
          <text:p text:style-name="P1">hits = 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xml:id="id7" draw:id="id7" draw:layer="layout" svg:width="4.25cm" svg:height="2cm" svg:x="9cm" svg:y="16.75cm">
          <text:p text:style-name="P1">Normal()&lt;p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4" xml:id="id10" draw:id="id10" draw:layer="layout" svg:width="4cm" svg:height="2cm" svg:x="9.125cm" svg:y="21.75cm">
          <text:p text:style-name="P3"><text:span text:style-name="T1">Normal()&lt;p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13" draw:id="id13" draw:layer="layout" svg:width="2.25cm" svg:height="2.2cm" svg:x="10cm" svg:y="26.5cm">
          <text:p text:style-name="P1">стр.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6" xml:id="id2" draw:id="id2" draw:layer="layout" svg:width="3.75cm" svg:height="1.25cm" svg:x="9.25cm" svg:y="2.75cm">
          <text:p text:style-name="P5"><text:span text:style-name="T2">experemen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7" draw:layer="layout" svg:x1="11.125cm" svg:y1="2.25cm" svg:x2="11.125cm" svg:y2="2.75cm" draw:start-shape="id1" draw:start-glue-point="6" draw:end-shape="id2" draw:end-glue-point="5" svg:d="M11125 2250v500" svg:viewBox="0 0 1 501">
          <text:p/>
        </draw:connector>
        <draw:connector draw:style-name="gr11" draw:text-style-name="P7" draw:layer="layout" svg:x1="11.125cm" svg:y1="4cm" svg:x2="11.125cm" svg:y2="4.5cm" draw:start-shape="id2" draw:start-glue-point="8" draw:end-shape="id3" draw:end-glue-point="0" svg:d="M11125 4000v500" svg:viewBox="0 0 1 501">
          <text:p/>
        </draw:connector>
        <draw:connector draw:style-name="gr12" draw:text-style-name="P7" draw:layer="layout" svg:x1="11.125cm" svg:y1="7cm" svg:x2="11.125cm" svg:y2="7.75cm" draw:start-shape="id3" draw:start-glue-point="2" draw:end-shape="id4" draw:end-glue-point="4" svg:d="M11125 7000v750" svg:viewBox="0 0 1 751">
          <text:p/>
        </draw:connector>
        <draw:connector draw:style-name="gr13" draw:text-style-name="P7" draw:layer="layout" svg:x1="11.125cm" svg:y1="10.5cm" svg:x2="11.125cm" svg:y2="11.75cm" draw:start-shape="id4" draw:start-glue-point="6" draw:end-shape="id5" draw:end-glue-point="4" svg:d="M11125 10500v1250" svg:viewBox="0 0 1 1251">
          <text:p/>
        </draw:connector>
        <draw:connector draw:style-name="gr14" draw:text-style-name="P7" draw:layer="layout" svg:x1="11.125cm" svg:y1="13.5cm" svg:x2="11.125cm" svg:y2="14.5cm" draw:start-shape="id5" draw:start-glue-point="6" draw:end-shape="id6" draw:end-glue-point="4" svg:d="M11125 13500v1000" svg:viewBox="0 0 1 1001">
          <text:p/>
        </draw:connector>
        <draw:connector draw:style-name="gr15" draw:text-style-name="P7" draw:layer="layout" svg:x1="11.125cm" svg:y1="15.5cm" svg:x2="11.125cm" svg:y2="16.75cm" draw:start-shape="id6" draw:start-glue-point="6" draw:end-shape="id7" draw:end-glue-point="4" svg:d="M11125 15500v1250" svg:viewBox="0 0 1 1251">
          <text:p/>
        </draw:connector>
        <draw:custom-shape draw:style-name="gr5" draw:text-style-name="P2" xml:id="id8" draw:id="id8" draw:layer="layout" svg:width="4cm" svg:height="1cm" svg:x="5.125cm" svg:y="19cm">
          <text:p text:style-name="P1">hits++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4" xml:id="id11" draw:id="id11" draw:layer="layout" svg:width="4cm" svg:height="1cm" svg:x="5.125cm" svg:y="23.75cm">
          <text:p text:style-name="P3"><text:span text:style-name="T1">hits++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7" draw:text-style-name="P7" draw:layer="layout" svg:x1="9cm" svg:y1="17.75cm" svg:x2="7.125cm" svg:y2="19cm" draw:start-shape="id7" draw:start-glue-point="5" draw:end-shape="id8" draw:end-glue-point="4" svg:d="M9000 17750h-1875v1250" svg:viewBox="0 0 1876 1251">
          <text:p/>
        </draw:connector>
        <draw:connector draw:style-name="gr18" draw:text-style-name="P7" xml:id="id9" draw:id="id9" draw:layer="layout" svg:x1="7.125cm" svg:y1="20cm" svg:x2="13.25cm" svg:y2="17.75cm" draw:start-shape="id8" draw:start-glue-point="6" draw:end-shape="id7" draw:end-glue-point="7" svg:d="M7125 20000v519h6644v-2769h-519" svg:viewBox="0 0 6645 2770">
          <text:p/>
        </draw:connector>
        <draw:connector draw:style-name="gr19" draw:text-style-name="P7" draw:layer="layout" draw:line-skew="-0.626cm" svg:x1="13.769cm" svg:y1="20.519cm" svg:x2="11.125cm" svg:y2="21.75cm" draw:start-shape="id9" draw:start-glue-point="0" draw:end-shape="id10" draw:end-glue-point="4" svg:d="M13769 20519v-10h-2644v1241" svg:viewBox="0 0 2645 1242">
          <text:p/>
        </draw:connector>
        <draw:connector draw:style-name="gr20" draw:text-style-name="P7" draw:layer="layout" svg:x1="9.125cm" svg:y1="22.75cm" svg:x2="7.125cm" svg:y2="23.75cm" draw:start-shape="id10" draw:start-glue-point="5" draw:end-shape="id11" draw:end-glue-point="4" svg:d="M9125 22750h-2000v1000" svg:viewBox="0 0 2001 1001">
          <text:p/>
        </draw:connector>
        <draw:connector draw:style-name="gr18" draw:text-style-name="P7" xml:id="id12" draw:id="id12" draw:layer="layout" svg:x1="13.125cm" svg:y1="22.75cm" svg:x2="7.125cm" svg:y2="24.75cm" draw:start-shape="id10" draw:start-glue-point="7" draw:end-shape="id11" draw:end-glue-point="6" svg:d="M13125 22750h518v2519h-6518v-519" svg:viewBox="0 0 6519 2520">
          <text:p/>
        </draw:connector>
        <draw:connector draw:style-name="gr21" draw:text-style-name="P7" draw:layer="layout" draw:line-skew="-0.626cm" svg:x1="13.643cm" svg:y1="25.269cm" svg:x2="11.125cm" svg:y2="26.5cm" draw:start-shape="id12" draw:start-glue-point="0" draw:end-shape="id13" draw:end-glue-point="4" svg:d="M13643 25269v-10h-2518v1241" svg:viewBox="0 0 2519 1242">
          <text:p/>
        </draw:connector>
        <draw:connector draw:style-name="gr22" draw:text-style-name="P7" draw:layer="layout" svg:x1="14.75cm" svg:y1="12.625cm" svg:x2="12.25cm" svg:y2="27.6cm" draw:start-shape="id5" draw:start-glue-point="7" draw:end-shape="id13" draw:end-glue-point="10" svg:d="M14750 12625h519v14975h-3019" svg:viewBox="0 0 3020 14976">
          <text:p/>
        </draw:connector>
        <draw:connector draw:style-name="gr23" draw:text-style-name="P7" draw:layer="layout" draw:line-skew="-4.499cm" svg:x1="10cm" svg:y1="27.6cm" svg:x2="7.5cm" svg:y2="12.625cm" draw:start-shape="id13" draw:start-glue-point="6" draw:end-shape="id5" draw:end-glue-point="5" svg:d="M10000 27600h-7517v-14975h5017" svg:viewBox="0 0 7518 14976">
          <text:p/>
        </draw:connector>
      </draw:page>
      <draw:page draw:name="page2" draw:style-name="dp1" draw:master-page-name="Обычный">
        <draw:custom-shape draw:style-name="gr6" draw:text-style-name="P2" xml:id="id22" draw:id="id22" draw:layer="layout" svg:width="4.25cm" svg:height="2cm" svg:x="9.15cm" svg:y="13cm">
          <text:p text:style-name="P1">hits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4" xml:id="id25" draw:id="id25" draw:layer="layout" svg:width="4cm" svg:height="2cm" svg:x="9.375cm" svg:y="17.25cm">
          <text:p text:style-name="P3"><text:span text:style-name="T1">hits=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4" xml:id="id27" draw:id="id27" draw:layer="layout" svg:width="4cm" svg:height="2.25cm" svg:x="9.375cm" svg:y="21.75cm">
          <text:p text:style-name="P3"><text:span text:style-name="T1">hits=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2" xml:id="id14" draw:id="id14" draw:layer="layout" svg:width="2.5cm" svg:height="1.75cm" svg:x="10cm" svg:y="1.25cm">
          <text:p text:style-name="P1">стр.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7" draw:text-style-name="P4" xml:id="id16" draw:id="id16" draw:layer="layout" svg:width="4cm" svg:height="2.25cm" svg:x="9.25cm" svg:y="3.5cm">
          <text:p text:style-name="P3">Normal()&lt;p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4" xml:id="id19" draw:id="id19" draw:layer="layout" svg:width="3.75cm" svg:height="2.25cm" svg:x="9.375cm" svg:y="8.3cm">
          <text:p text:style-name="P3">Normal()&lt;p4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4" xml:id="id17" draw:id="id17" draw:layer="layout" svg:width="4cm" svg:height="1cm" svg:x="4.875cm" svg:y="6cm">
          <text:p text:style-name="P3">hits++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0" draw:text-style-name="P4" xml:id="id20" draw:id="id20" draw:layer="layout" svg:width="4cm" svg:height="1cm" svg:x="4.875cm" svg:y="9.95cm">
          <text:p text:style-name="P3">hits++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2" xml:id="id23" draw:id="id23" draw:layer="layout" svg:width="4cm" svg:height="1cm" svg:x="4.875cm" svg:y="15.05cm">
          <text:p text:style-name="P1">count_0_hits++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1" draw:text-style-name="P4" xml:id="id26" draw:id="id26" draw:layer="layout" svg:width="4cm" svg:height="1cm" svg:x="4.875cm" svg:y="19.4cm">
          <text:p text:style-name="P3">count_1_hits++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2" draw:text-style-name="P4" xml:id="id28" draw:id="id28" draw:layer="layout" svg:width="4cm" svg:height="1cm" svg:x="4.75cm" svg:y="23.8cm">
          <text:p text:style-name="P3">count_2_hits++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6" draw:text-style-name="P2" xml:id="id15" draw:id="id15" draw:layer="layout" svg:width="2.5cm" svg:height="1.75cm" svg:x="10.1cm" svg:y="27cm">
          <text:p text:style-name="P1">стр.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3" draw:text-style-name="P7" draw:layer="layout" draw:line-skew="1.648cm" svg:x1="12.5cm" svg:y1="2.125cm" svg:x2="12.6cm" svg:y2="27.875cm" draw:start-shape="id14" draw:start-glue-point="10" draw:end-shape="id15" draw:end-glue-point="10" svg:d="M12500 2125h2267v25750h-2167" svg:viewBox="0 0 2268 25751">
          <text:p/>
        </draw:connector>
        <draw:connector draw:style-name="gr34" draw:text-style-name="P7" draw:layer="layout" svg:x1="11.25cm" svg:y1="3cm" svg:x2="11.25cm" svg:y2="3.5cm" draw:start-shape="id14" draw:start-glue-point="8" draw:end-shape="id16" draw:end-glue-point="4" svg:d="M11250 3000v500" svg:viewBox="0 0 1 501">
          <text:p/>
        </draw:connector>
        <draw:connector draw:style-name="gr35" draw:text-style-name="P7" draw:layer="layout" svg:x1="9.25cm" svg:y1="4.625cm" svg:x2="6.875cm" svg:y2="6cm" draw:start-shape="id16" draw:start-glue-point="5" draw:end-shape="id17" draw:end-glue-point="4" svg:d="M9250 4625h-2375v1375" svg:viewBox="0 0 2376 1376">
          <text:p/>
        </draw:connector>
        <draw:connector draw:style-name="gr18" draw:text-style-name="P7" xml:id="id18" draw:id="id18" draw:layer="layout" svg:x1="6.875cm" svg:y1="7cm" svg:x2="13.25cm" svg:y2="4.625cm" draw:start-shape="id17" draw:start-glue-point="6" draw:end-shape="id16" draw:end-glue-point="7" svg:d="M6875 7000v519h6893v-2894h-518" svg:viewBox="0 0 6894 2895">
          <text:p/>
        </draw:connector>
        <draw:connector draw:style-name="gr36" draw:text-style-name="P7" draw:layer="layout" draw:line-skew="-0.752cm 3.376cm" svg:x1="13.768cm" svg:y1="7.519cm" svg:x2="11.25cm" svg:y2="8.3cm" draw:start-shape="id18" draw:start-glue-point="0" draw:end-shape="id19" draw:end-glue-point="4" svg:d="M13768 7519h-234v-36h-2284v817" svg:viewBox="0 0 2519 818">
          <text:p/>
        </draw:connector>
        <draw:connector draw:style-name="gr37" draw:text-style-name="P7" draw:layer="layout" svg:x1="9.375cm" svg:y1="9.425cm" svg:x2="6.875cm" svg:y2="9.95cm" draw:start-shape="id19" draw:start-glue-point="5" draw:end-shape="id20" draw:end-glue-point="4" svg:d="M9375 9425h-2500v525" svg:viewBox="0 0 2501 526">
          <text:p/>
        </draw:connector>
        <draw:connector draw:style-name="gr18" draw:text-style-name="P7" xml:id="id21" draw:id="id21" draw:layer="layout" svg:x1="6.875cm" svg:y1="10.95cm" svg:x2="13.125cm" svg:y2="9.425cm" draw:start-shape="id20" draw:start-glue-point="6" draw:end-shape="id19" draw:end-glue-point="7" svg:d="M6875 10950v519h6769v-2044h-519" svg:viewBox="0 0 6770 2045">
          <text:p/>
        </draw:connector>
        <draw:connector draw:style-name="gr38" draw:text-style-name="P7" draw:layer="layout" draw:line-skew="-0.726cm" svg:x1="13.644cm" svg:y1="11.469cm" svg:x2="11.275cm" svg:y2="13cm" draw:start-shape="id21" draw:start-glue-point="0" draw:end-shape="id22" draw:end-glue-point="4" svg:d="M13644 11469v40h-2369v1491" svg:viewBox="0 0 2370 1532">
          <text:p/>
        </draw:connector>
        <draw:connector draw:style-name="gr39" draw:text-style-name="P7" draw:layer="layout" svg:x1="9.15cm" svg:y1="14cm" svg:x2="6.875cm" svg:y2="15.05cm" draw:start-shape="id22" draw:start-glue-point="5" draw:end-shape="id23" draw:end-glue-point="4" svg:d="M9150 14000h-2275v1050" svg:viewBox="0 0 2276 1051">
          <text:p/>
        </draw:connector>
        <draw:connector draw:style-name="gr18" draw:text-style-name="P7" xml:id="id24" draw:id="id24" draw:layer="layout" svg:x1="6.875cm" svg:y1="16.05cm" svg:x2="13.4cm" svg:y2="14cm" draw:start-shape="id23" draw:start-glue-point="6" draw:end-shape="id22" draw:end-glue-point="7" svg:d="M6875 16050v519h7044v-2569h-519" svg:viewBox="0 0 7045 2570">
          <text:p/>
        </draw:connector>
        <draw:connector draw:style-name="gr40" draw:text-style-name="P7" draw:layer="layout" draw:line-skew="-0.653cm 3.001cm" svg:x1="13.919cm" svg:y1="16.569cm" svg:x2="11.375cm" svg:y2="17.25cm" draw:start-shape="id24" draw:start-glue-point="0" draw:end-shape="id25" draw:end-glue-point="4" svg:d="M13919 16569h-135v-86h-2409v767" svg:viewBox="0 0 2545 768">
          <text:p/>
        </draw:connector>
        <draw:connector draw:style-name="gr41" draw:text-style-name="P7" draw:layer="layout" svg:x1="9.375cm" svg:y1="18.25cm" svg:x2="6.875cm" svg:y2="19.4cm" draw:start-shape="id25" draw:start-glue-point="5" draw:end-shape="id26" draw:end-glue-point="4" svg:d="M9375 18250h-2500v1150" svg:viewBox="0 0 2501 1151">
          <text:p/>
        </draw:connector>
        <draw:connector draw:style-name="gr18" draw:text-style-name="P7" xml:id="id30" draw:id="id30" draw:layer="layout" draw:line-skew="0.098cm" svg:x1="6.875cm" svg:y1="20.4cm" svg:x2="13.375cm" svg:y2="18.25cm" draw:start-shape="id26" draw:start-glue-point="6" draw:end-shape="id25" draw:end-glue-point="7" svg:d="M6875 20400v617h7018v-2767h-518" svg:viewBox="0 0 7019 2768">
          <text:p/>
        </draw:connector>
        <draw:connector draw:style-name="gr42" draw:text-style-name="P7" draw:layer="layout" svg:x1="9.375cm" svg:y1="22.875cm" svg:x2="6.75cm" svg:y2="23.8cm" draw:start-shape="id27" draw:start-glue-point="5" draw:end-shape="id28" draw:end-glue-point="4" svg:d="M9375 22875h-2625v925" svg:viewBox="0 0 2626 926">
          <text:p/>
        </draw:connector>
        <draw:connector draw:style-name="gr18" draw:text-style-name="P7" xml:id="id29" draw:id="id29" draw:layer="layout" svg:x1="13.375cm" svg:y1="22.875cm" svg:x2="6.75cm" svg:y2="24.8cm" draw:start-shape="id27" draw:start-glue-point="7" draw:end-shape="id28" draw:end-glue-point="6" svg:d="M13375 22875h518v2444h-7143v-519" svg:viewBox="0 0 7144 2445">
          <text:p/>
        </draw:connector>
        <draw:connector draw:style-name="gr43" draw:text-style-name="P7" draw:layer="layout" draw:line-skew="-0.901cm" svg:x1="13.893cm" svg:y1="25.319cm" svg:x2="11.35cm" svg:y2="27cm" draw:start-shape="id29" draw:start-glue-point="0" draw:end-shape="id15" draw:end-glue-point="4" svg:d="M13893 25319v-60h-2543v1741" svg:viewBox="0 0 2544 1742">
          <text:p/>
        </draw:connector>
        <draw:connector draw:style-name="gr44" draw:text-style-name="P7" draw:layer="layout" draw:line-skew="-0.627cm 3.251cm" svg:x1="13.893cm" svg:y1="21.017cm" svg:x2="11.375cm" svg:y2="21.75cm" draw:start-shape="id30" draw:start-glue-point="0" draw:end-shape="id27" draw:end-glue-point="4" svg:d="M13893 21017h-109v-34h-2409v767" svg:viewBox="0 0 2519 768">
          <text:p/>
        </draw:connector>
      </draw:page>
      <draw:page draw:name="page3" draw:style-name="dp1" draw:master-page-name="Обычный">
        <draw:custom-shape draw:style-name="gr45" draw:text-style-name="P2" xml:id="id36" draw:id="id36" draw:layer="layout" svg:width="9.5cm" svg:height="3.75cm" svg:x="6.25cm" svg:y="13.65cm">
          <text:p text:style-name="P1">P_0_4 =count_0_hits / experiments;</text:p>
          <text:p text:style-name="P1">P_1_4 = count_1_hit / experiments;</text:p>
          <text:p text:style-name="P1">P_2_4 = count_2_hits / </text:p>
          <text:p text:style-name="P1">P_3_4 = count_3_hits / </text:p>
          <text:p text:style-name="P1">P_4_4 = count_4_hits / experiments;</text:p>
          <text:p text:style-name="P1"><text:s/>R_X_4 = 1 - P_0_4;</text:p>
          <text:p text:style-name="P1"><text:s/>R_2_4 = P_2_4 + P_3_4 + P_4_4;</text:p>
          <draw:enhanced-geometry svg:viewBox="0 0 21600 21600" draw:type="rectangle" draw:enhanced-path="M 0 0 L 21600 0 21600 21600 0 21600 0 0 Z N"/>
        </draw:custom-shape>
        <draw:custom-shape draw:style-name="gr46" draw:text-style-name="P2" xml:id="id38" draw:id="id38" draw:layer="layout" svg:width="6.5cm" svg:height="3.85cm" svg:x="7.75cm" svg:y="18.3cm">
          <text:p text:style-name="P1"/>
          <text:p text:style-name="P1">P_0_4</text:p>
          <text:p text:style-name="P1">P_1_4</text:p>
          <text:p text:style-name="P1">P_2_4</text:p>
          <text:p text:style-name="P1">P_3_4</text:p>
          <text:p text:style-name="P1">P_4_4</text:p>
          <text:p text:style-name="P1">R_X_4</text:p>
          <text:p text:style-name="P1">R_2_4</text:p>
          <text:p text:style-name="P1"/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7" draw:text-style-name="P2" xml:id="id39" draw:id="id39" draw:layer="layout" svg:width="5.25cm" svg:height="1.2cm" svg:x="8.375cm" svg:y="23.4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8" draw:text-style-name="P2" xml:id="id31" draw:id="id31" draw:layer="layout" svg:width="2.75cm" svg:height="2cm" svg:x="9.625cm" svg:y="1cm">
          <text:p text:style-name="P1">стр.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4" xml:id="id32" draw:id="id32" draw:layer="layout" svg:width="3.75cm" svg:height="2.25cm" svg:x="9.125cm" svg:y="3.8cm">
          <text:p text:style-name="P3"><text:span text:style-name="T1">hits=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0" draw:text-style-name="P4" xml:id="id34" draw:id="id34" draw:layer="layout" svg:width="3.75cm" svg:height="2.25cm" svg:x="9.125cm" svg:y="7.45cm">
          <text:p text:style-name="P3"><text:span text:style-name="T1">hits=4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1" draw:text-style-name="P4" xml:id="id33" draw:id="id33" draw:layer="layout" svg:width="4cm" svg:height="1cm" svg:x="4.5cm" svg:y="5.55cm">
          <text:p text:style-name="P3">count_3_hits++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2" draw:text-style-name="P4" xml:id="id35" draw:id="id35" draw:layer="layout" svg:width="4cm" svg:height="1cm" svg:x="4.5cm" svg:y="9.95cm">
          <text:p text:style-name="P3">count_3_hits++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3" draw:text-style-name="P7" draw:layer="layout" svg:x1="11cm" svg:y1="3cm" svg:x2="11cm" svg:y2="3.8cm" draw:start-shape="id31" draw:start-glue-point="8" draw:end-shape="id32" svg:d="M11000 3000v800" svg:viewBox="0 0 1 801">
          <text:p/>
        </draw:connector>
        <draw:connector draw:style-name="gr54" draw:text-style-name="P7" draw:layer="layout" svg:x1="9.125cm" svg:y1="4.925cm" svg:x2="6.5cm" svg:y2="5.55cm" draw:start-shape="id32" draw:start-glue-point="5" draw:end-shape="id33" draw:end-glue-point="4" svg:d="M9125 4925h-2625v625" svg:viewBox="0 0 2626 626">
          <text:p/>
        </draw:connector>
        <draw:connector draw:style-name="gr18" draw:text-style-name="P7" draw:layer="layout" svg:x1="6.5cm" svg:y1="6.55cm" svg:x2="12.875cm" svg:y2="4.925cm" draw:start-shape="id33" draw:start-glue-point="6" draw:end-shape="id32" draw:end-glue-point="7" svg:d="M6500 6550v519h6894v-2144h-519" svg:viewBox="0 0 6895 2145">
          <text:p/>
        </draw:connector>
        <draw:connector draw:style-name="gr18" draw:text-style-name="P7" draw:layer="layout" svg:x1="9.125cm" svg:y1="8.575cm" svg:x2="6.5cm" svg:y2="9.95cm" draw:start-shape="id34" draw:start-glue-point="5" draw:end-shape="id35" draw:end-glue-point="4" svg:d="M9125 8575h-2625v1375" svg:viewBox="0 0 2626 1376">
          <text:p/>
        </draw:connector>
        <draw:connector draw:style-name="gr18" draw:text-style-name="P7" xml:id="id37" draw:id="id37" draw:layer="layout" svg:x1="6.5cm" svg:y1="10.95cm" svg:x2="12.875cm" svg:y2="8.575cm" draw:start-shape="id35" draw:start-glue-point="6" draw:end-shape="id34" draw:end-glue-point="7" svg:d="M6500 10950v519h6894v-2894h-519" svg:viewBox="0 0 6895 2895">
          <text:p/>
        </draw:connector>
        <draw:connector draw:style-name="gr55" draw:text-style-name="P7" draw:layer="layout" draw:line-skew="4.623cm 4.124cm" svg:x1="12.375cm" svg:y1="2cm" svg:x2="11cm" svg:y2="13.65cm" draw:start-shape="id31" draw:start-glue-point="10" draw:end-shape="id36" draw:end-glue-point="0" svg:d="M12375 2000h5142v10450h-6517v1200" svg:viewBox="0 0 6518 11651">
          <text:p/>
        </draw:connector>
        <draw:connector draw:style-name="gr56" draw:text-style-name="P7" draw:layer="layout" draw:line-skew="0cm -2.999cm" svg:x1="13.394cm" svg:y1="11.469cm" svg:x2="9.625cm" svg:y2="2cm" draw:start-shape="id37" draw:start-glue-point="0" draw:end-shape="id31" draw:end-glue-point="6" svg:d="M13394 11469v518h-10411v-9987h6642" svg:viewBox="0 0 10412 9988">
          <text:p/>
        </draw:connector>
        <draw:connector draw:style-name="gr57" draw:text-style-name="P7" draw:layer="layout" svg:x1="11cm" svg:y1="17.4cm" svg:x2="11cm" svg:y2="18.3cm" draw:start-shape="id36" draw:start-glue-point="2" draw:end-shape="id38" draw:end-glue-point="5" svg:d="M11000 17400v900" svg:viewBox="0 0 1 901">
          <text:p/>
        </draw:connector>
        <draw:connector draw:style-name="gr58" draw:text-style-name="P7" draw:layer="layout" svg:x1="11cm" svg:y1="22.15cm" svg:x2="11cm" svg:y2="23.4cm" draw:start-shape="id38" draw:start-glue-point="8" draw:end-shape="id39" draw:end-glue-point="4" svg:d="M11000 22150v1250" svg:viewBox="0 0 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4T19:14:56.767000000</meta:creation-date>
    <dc:date>2024-05-24T21:12:40.347000000</dc:date>
    <meta:editing-duration>PT1H56M29S</meta:editing-duration>
    <meta:editing-cycles>107</meta:editing-cycles>
    <meta:generator>LibreOffice/7.6.6.3$Windows_X86_64 LibreOffice_project/d97b2716a9a4a2ce1391dee1765565ea469b0ae7</meta:generator>
    <meta:document-statistic meta:object-count="71"/>
  </office:meta>
</office:document-meta>
</file>